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Heading_20_1">
      <style:text-properties officeooo:paragraph-rsid="00059970"/>
    </style:style>
    <style:style style:name="P9" style:family="paragraph" style:parent-style-name="Heading_20_1">
      <style:text-properties officeooo:paragraph-rsid="00078eb4"/>
    </style:style>
    <style:style style:name="P10" style:family="paragraph" style:parent-style-name="Heading_20_1">
      <style:text-properties officeooo:paragraph-rsid="000e02d1"/>
    </style:style>
    <style:style style:name="P11" style:family="paragraph" style:parent-style-name="Heading_20_1">
      <style:text-properties officeooo:paragraph-rsid="001098e1"/>
    </style:style>
    <style:style style:name="P12" style:family="paragraph" style:parent-style-name="Heading_20_1">
      <style:text-properties officeooo:paragraph-rsid="00122ed4"/>
    </style:style>
    <style:style style:name="P13" style:family="paragraph" style:parent-style-name="Heading_20_1">
      <style:text-properties officeooo:paragraph-rsid="0014bf5e"/>
    </style:style>
    <style:style style:name="P14" style:family="paragraph" style:parent-style-name="Text_20_body">
      <style:text-properties officeooo:rsid="00122ed4" officeooo:paragraph-rsid="00122ed4"/>
    </style:style>
    <style:style style:name="P15" style:family="paragraph" style:parent-style-name="Text_20_body">
      <style:text-properties officeooo:rsid="0014bf5e" officeooo:paragraph-rsid="0014bf5e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  <style:style style:name="T15" style:family="text">
      <style:text-properties officeooo:rsid="0014bf5e"/>
    </style:style>
    <style:style style:name="T16" style:family="text">
      <style:text-properties officeooo:rsid="0015c7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8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9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10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11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12" text:outline-level="1">1<text:span text:style-name="T13">7</text:span>/02/2024 – <text:span text:style-name="T13">14:5</text:span><text:span text:style-name="T14">6</text:span></text:h>
      <text:p text:style-name="P14">Légère modification des transformations, branche de matix 6.</text:p>
      <text:h text:style-name="P13" text:outline-level="1">1<text:span text:style-name="T15">9</text:span>/02/2024 – <text:span text:style-name="T13">1</text:span><text:span text:style-name="T15">8</text:span><text:span text:style-name="T13">:5</text:span><text:span text:style-name="T16">5</text:span></text:h>
      <text:p text:style-name="P15">Grosse modification des transformations, pour avoir des transformations de plus en plus utilisabl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2-19T18:54:33.760000000</dc:date>
    <meta:editing-duration>PT15M44S</meta:editing-duration>
    <meta:editing-cycles>24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17" meta:word-count="199" meta:character-count="1354" meta:non-whitespace-character-count="1166"/>
  </office:meta>
</office:document-meta>
</file>